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4.7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Train steps in 3 days at 5 year time series / step</text:p>
          </table:table-cell>
          <table:table-cell office:value-type="string">
            <text:p>Num tile-years / step</text:p>
          </table:table-cell>
          <table:table-cell office:value-type="string">
            <text:p>Time available</text:p>
          </table:table-cell>
          <table:table-cell office:value-type="string">
            <text:p>Copy time</text:p>
          </table:table-cell>
          <table:table-cell office:value-type="string">
            <text:p>Unzip time</text:p>
          </table:table-cell>
          <table:table-cell office:value-type="string">
            <text:p>Time per step</text:p>
          </table:table-cell>
          <table:table-cell office:value-type="string">
            <text:p>Time series num years</text:p>
          </table:table-cell>
        </table:table-row>
        <table:table-row table:style-name="ro1">
          <table:table-cell office:value-type="string">
            <text:p>Allas S3 Zarr</text:p>
          </table:table-cell>
          <table:table-cell table:formula="of:=([.D2]-[.E2]-[.F2])/[.G2]" office:value-type="float" office:value="6758.15792082412">
            <text:p>6758.1579208241</text:p>
          </table:table-cell>
          <table:table-cell office:value-type="float" office:value="15">
            <text:p>15</text:p>
          </table:table-cell>
          <table:table-cell table:formula="of:=3*24*60*60" office:value-type="float" office:value="259200">
            <text:p>259200</text:p>
          </table:table-cell>
          <table:table-cell table:number-columns-repeated="2"/>
          <table:table-cell table:formula="of:=[.$H$2]*[.B9]" office:value-type="float" office:value="38.3536465167999">
            <text:p>38.35364651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llas S3 Zarr → NVMe Zarr</text:p>
          </table:table-cell>
          <table:table-cell table:formula="of:=([.D3]-[.E3]-[.F3])/[.G3]" office:value-type="float" office:value="39378.9060052304">
            <text:p>39378.9060052304</text:p>
          </table:table-cell>
          <table:table-cell/>
          <table:table-cell table:formula="of:=3*24*60*60" office:value-type="float" office:value="259200">
            <text:p>259200</text:p>
          </table:table-cell>
          <table:table-cell table:formula="of:=[.$C$2]*27*60" office:value-type="float" office:value="24300">
            <text:p>24300</text:p>
          </table:table-cell>
          <table:table-cell/>
          <table:table-cell table:formula="of:=[.$H$2]*[.B11]" office:value-type="float" office:value="5.96512254476547">
            <text:p>5.9651225448</text:p>
          </table:table-cell>
          <table:table-cell/>
        </table:table-row>
        <table:table-row table:style-name="ro1">
          <table:table-cell office:value-type="string">
            <text:p>Allas S3 zipped Zarr</text:p>
          </table:table-cell>
          <table:table-cell table:formula="of:=([.D4]-[.E4]-[.F4])/[.G4]" office:value-type="float" office:value="7322.63169460755">
            <text:p>7322.6316946076</text:p>
          </table:table-cell>
          <table:table-cell/>
          <table:table-cell table:formula="of:=3*24*60*60" office:value-type="float" office:value="259200">
            <text:p>259200</text:p>
          </table:table-cell>
          <table:table-cell table:number-columns-repeated="2"/>
          <table:table-cell table:formula="of:=[.$H$2]*[.B10]" office:value-type="float" office:value="35.3971100568771">
            <text:p>35.3971100569</text:p>
          </table:table-cell>
          <table:table-cell/>
        </table:table-row>
        <table:table-row table:style-name="ro1">
          <table:table-cell office:value-type="string">
            <text:p>Allas S3 zipped Zarr → NVMe zipped Zarr</text:p>
          </table:table-cell>
          <table:table-cell table:formula="of:=([.D5]-[.E5]-[.F5])/[.G5]" office:value-type="float" office:value="37045.2145583096">
            <text:p>37045.2145583096</text:p>
          </table:table-cell>
          <table:table-cell/>
          <table:table-cell table:formula="of:=3*24*60*60" office:value-type="float" office:value="259200">
            <text:p>259200</text:p>
          </table:table-cell>
          <table:table-cell table:formula="of:=[.$C$2]*12*60" office:value-type="float" office:value="10800">
            <text:p>10800</text:p>
          </table:table-cell>
          <table:table-cell/>
          <table:table-cell table:formula="of:=[.$H$2]*[.B12]" office:value-type="float" office:value="6.70531951189041">
            <text:p>6.7053195119</text:p>
          </table:table-cell>
          <table:table-cell/>
        </table:table-row>
        <table:table-row table:style-name="ro1">
          <table:table-cell office:value-type="string">
            <text:p>Allas S3 zipped Zarr → NVMe zipped Zarr → NVMe Zarr</text:p>
          </table:table-cell>
          <table:table-cell table:formula="of:=([.D6]-[.E6]-[.F6])/[.G6]" office:value-type="float" office:value="41340.3074537667">
            <text:p>41340.3074537667</text:p>
          </table:table-cell>
          <table:table-cell/>
          <table:table-cell table:formula="of:=3*24*60*60" office:value-type="float" office:value="259200">
            <text:p>259200</text:p>
          </table:table-cell>
          <table:table-cell/>
          <table:table-cell table:formula="of:=[.$C$2]*14*60" office:value-type="float" office:value="12600">
            <text:p>12600</text:p>
          </table:table-cell>
          <table:table-cell table:formula="of:=[.$H$2]*[.B11]" office:value-type="float" office:value="5.96512254476547">
            <text:p>5.965122544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ean read time for 1 year patch time series</text:p>
          </table:table-cell>
          <table:table-cell table:number-columns-repeated="6"/>
        </table:table-row>
        <table:table-row table:style-name="ro1">
          <table:table-cell office:value-type="string">
            <text:p>Allas S3 Zarr</text:p>
          </table:table-cell>
          <table:table-cell office:value-type="float" office:value="7.67072930335999">
            <text:p>7.6707293034</text:p>
          </table:table-cell>
          <table:table-cell table:number-columns-repeated="6"/>
        </table:table-row>
        <table:table-row table:style-name="ro1">
          <table:table-cell office:value-type="string">
            <text:p>Allas S3 zipped Zarr</text:p>
          </table:table-cell>
          <table:table-cell office:value-type="float" office:value="7.07942201137543">
            <text:p>7.0794220114</text:p>
          </table:table-cell>
          <table:table-cell table:number-columns-repeated="6"/>
        </table:table-row>
        <table:table-row table:style-name="ro1">
          <table:table-cell office:value-type="string">
            <text:p>NVMe Zarr</text:p>
          </table:table-cell>
          <table:table-cell office:value-type="float" office:value="1.19302450895309">
            <text:p>1.193024509</text:p>
          </table:table-cell>
          <table:table-cell table:number-columns-repeated="6"/>
        </table:table-row>
        <table:table-row table:style-name="ro1">
          <table:table-cell office:value-type="string">
            <text:p>NVMe zipped Zarr</text:p>
          </table:table-cell>
          <table:table-cell office:value-type="float" office:value="1.34106390237808">
            <text:p>1.341063902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Sheet1.G26" table:end-x="0.746cm" table:end-y="0.266cm" draw:z-index="0" draw:style-name="gr1" draw:text-style-name="P1" svg:width="28.849cm" svg:height="5.611cm" svg:x="0.674cm" svg:y="0.074cm">
              <draw:object draw:notify-on-update-of-ranges="Sheet1.A1:Sheet1.A1 Sheet1.A2:Sheet1.A6 Sheet1.B1:Sheet1.B1 Sheet1.B2:Sheet1.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0">05/20/2025</text:date>, <text:time>11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li Niemitalo</meta:initial-creator>
    <meta:creation-date>2025-05-13T10:18:56.33</meta:creation-date>
    <dc:date>2025-05-20T11:06:24.24</dc:date>
    <dc:creator>Olli Niemitalo</dc:creator>
    <meta:editing-duration>PT49M21S</meta:editing-duration>
    <meta:editing-cycles>2</meta:editing-cycles>
    <meta:generator>OpenOffice/4.1.10$Win32 OpenOffice.org_project/4110m2$Build-9807</meta:generator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5cm" svg:height="5.612cm" xlink:href=".." xlink:type="simple" chart:class="chart:bar" chart:style-name="ch1">
        <chart:plot-area chart:style-name="ch2" table:cell-range-address="Sheet1.A1:Sheet1.B6" chart:data-source-has-labels="both" svg:x="1.027cm" svg:y="0.583cm" svg:width="26.669cm" svg:height="3.909cm">
          <chartooo:coordinate-region svg:x="9.877cm" svg:y="1.258cm" svg:width="17.354cm" svg:height="3.234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title svg:x="10.137cm" svg:y="4.605cm" chart:style-name="ch5">
              <text:p>Throughput (5-year patch time series / 3 days of compute)</text:p>
            </chart:title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steps in 3 days at 5 year time series / ste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as S3 Zarr</text:p>
                <draw:g>
                  <svg:desc>Sheet1.A2:Sheet1.A6</svg:desc>
                </draw:g>
              </table:table-cell>
              <table:table-cell office:value-type="float" office:value="6758.15792082412">
                <text:p>6758.1579208241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Allas S3 Zarr → NVMe Zarr</text:p>
              </table:table-cell>
              <table:table-cell office:value-type="float" office:value="39378.9060052304">
                <text:p>39378.9060052304</text:p>
              </table:table-cell>
            </table:table-row>
            <table:table-row>
              <table:table-cell office:value-type="string">
                <text:p>Allas S3 zipped Zarr</text:p>
              </table:table-cell>
              <table:table-cell office:value-type="float" office:value="7322.63169460755">
                <text:p>7322.63169460755</text:p>
              </table:table-cell>
            </table:table-row>
            <table:table-row>
              <table:table-cell office:value-type="string">
                <text:p>Allas S3 zipped Zarr → NVMe zipped Zarr</text:p>
              </table:table-cell>
              <table:table-cell office:value-type="float" office:value="37045.2145583096">
                <text:p>37045.2145583096</text:p>
              </table:table-cell>
            </table:table-row>
            <table:table-row>
              <table:table-cell office:value-type="string">
                <text:p>Allas S3 zipped Zarr → NVMe zipped Zarr → NVMe Zarr</text:p>
              </table:table-cell>
              <table:table-cell office:value-type="float" office:value="41340.3074537667">
                <text:p>41340.3074537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